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81941"/>
    </style:style>
    <style:style style:name="P2" style:family="paragraph" style:parent-style-name="Standard">
      <style:text-properties officeooo:paragraph-rsid="0019df60"/>
    </style:style>
    <style:style style:name="P3" style:family="paragraph" style:parent-style-name="Standard">
      <style:text-properties fo:font-weight="normal" officeooo:paragraph-rsid="0019df6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IMS Desktop </text:p>
      <text:p text:style-name="P1"/>
      <text:p text:style-name="P2">local size of work group: 32</text:p>
      <text:p text:style-name="P1">0.020716 s</text:p>
      <text:p text:style-name="P1">72.319891 MPixels/s</text:p>
      <text:p text:style-name="P1">0.578559 GBit/s</text:p>
      <text:p text:style-name="P1">3.525601 Gflop/s</text:p>
      <text:p text:style-name="P1"/>
      <text:p text:style-name="P2">local size of work group: 16</text:p>
      <text:p text:style-name="P1">0.020972 s</text:p>
      <text:p text:style-name="P1">71.436419 MPixels/s</text:p>
      <text:p text:style-name="P1">0.571491 GBit/s</text:p>
      <text:p text:style-name="P1">3.482532 Gflop/s</text:p>
      <text:p text:style-name="P1"/>
      <text:p text:style-name="P3">local size of work group: 8</text:p>
      <text:p text:style-name="P1">0.021795 s</text:p>
      <text:p text:style-name="P1">68.740170 MPixels/s</text:p>
      <text:p text:style-name="P1">0.549921 GBit/s</text:p>
      <text:p text:style-name="P1">3.351089 Gflop/s</text:p>
      <text:p text:style-name="P1"/>
      <text:p text:style-name="P2">local size of work group: 4</text:p>
      <text:p text:style-name="P1">0.023352 s</text:p>
      <text:p text:style-name="P1">64.156637 MPixels/s</text:p>
      <text:p text:style-name="P1">0.513253 GBit/s</text:p>
      <text:p text:style-name="P1">3.127642 GFlop/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ena Vankova</meta:initial-creator>
    <meta:creation-date>2015-05-04T11:59:25</meta:creation-date>
    <dc:date>2015-05-04T12:07:23</dc:date>
    <dc:creator>Irena Vankova</dc:creator>
    <meta:editing-duration>PT2M8S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1" meta:paragraph-count="21" meta:word-count="58" meta:character-count="379" meta:non-whitespace-character-count="325"/>
  </office:meta>
</office:document-meta>
</file>